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3.097cm"/>
    </style:style>
    <style:style style:name="Table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1.27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Table_20_Contents">
      <style:paragraph-properties fo:text-align="start" style:justify-single-word="false"/>
      <style:text-properties officeooo:rsid="00122be2" officeooo:paragraph-rsid="00122be2"/>
    </style:style>
    <style:style style:name="P6" style:family="paragraph" style:parent-style-name="Table_20_Contents">
      <style:paragraph-properties fo:text-align="start" style:justify-single-word="false"/>
      <style:text-properties officeooo:rsid="00130c6f" officeooo:paragraph-rsid="00130c6f"/>
    </style:style>
    <style:style style:name="P7" style:family="paragraph" style:parent-style-name="Heading_20_3">
      <style:paragraph-properties fo:margin-top="0.247cm" fo:margin-bottom="0.247cm" loext:contextual-spacing="false" fo:line-height="115%" fo:text-align="justify" style:justify-single-word="false"/>
    </style:style>
    <style:style style:name="P8" style:family="paragraph" style:parent-style-name="Standard" style:master-page-name="First_20_Page">
      <style:paragraph-properties fo:text-align="center" style:justify-single-word="false" style:page-number="1"/>
      <style:text-properties style:font-name="Arial" style:font-name-asian="Arial1" style:font-name-complex="Arial1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12" style:family="paragraph" style:parent-style-name="normal">
      <style:text-properties fo:font-weight="bold" officeooo:rsid="00122be2" style:font-weight-asian="bold" style:font-weight-complex="bold"/>
    </style:style>
    <style:style style:name="P13" style:family="paragraph" style:parent-style-name="Heading_20_3" style:list-style-name="WWNum2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text-align="start" style:justify-single-word="false"/>
      <style:text-properties officeooo:rsid="00137ab3" officeooo:paragraph-rsid="00137ab3"/>
    </style:style>
    <style:style style:name="P15" style:family="paragraph" style:parent-style-name="Table_20_Contents">
      <style:paragraph-properties fo:text-align="center" style:justify-single-word="false"/>
      <style:text-properties officeooo:rsid="00137ab3" officeooo:paragraph-rsid="00137ab3"/>
    </style:style>
    <style:style style:name="P16" style:family="paragraph" style:parent-style-name="Table_20_Contents">
      <style:paragraph-properties fo:text-align="justify" style:justify-single-word="false"/>
      <style:text-properties officeooo:rsid="00141be5" officeooo:paragraph-rsid="00141be5"/>
    </style:style>
    <style:style style:name="P17" style:family="paragraph" style:parent-style-name="Table_20_Contents" style:list-style-name="L1">
      <style:paragraph-properties fo:text-align="justify" style:justify-single-word="false"/>
      <style:text-properties officeooo:rsid="00141be5" officeooo:paragraph-rsid="00141be5"/>
    </style:style>
    <style:style style:name="P18" style:family="paragraph" style:parent-style-name="Table_20_Contents">
      <style:paragraph-properties fo:text-align="justify" style:justify-single-word="false"/>
      <style:text-properties officeooo:paragraph-rsid="00141be5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weight="bold" officeooo:rsid="00122be2" style:font-weight-asian="bold" style:font-weight-complex="bold"/>
    </style:style>
    <style:style style:name="T3" style:family="text">
      <style:text-properties officeooo:rsid="00137ab3"/>
    </style:style>
    <style:style style:name="T4" style:family="text">
      <style:text-properties officeooo:rsid="00141be5"/>
    </style:style>
    <style:style style:name="T5" style:family="text">
      <style:text-properties officeooo:rsid="001554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ituto Federal de Educação, Ciência e Tecnologia Goiano – Campus Ceres</text:p>
      <text:p text:style-name="P1">Matheus Henrique Passos de Oliveira</text:p>
      <text:p text:style-name="P1">Leonardo Emanuel Gonzaga dos Santos</text:p>
      <text:p text:style-name="P1"/>
      <text:p text:style-name="P2"/>
      <text:list xml:id="list1709037458" text:style-name="WWNum2">
        <text:list-item>
          <text:list>
            <text:list-item>
              <text:list>
                <text:list-item>
                  <text:p text:style-name="P13">Escopo</text:p>
                </text:list-item>
              </text:list>
            </text:list-item>
          </text:list>
        </text:list-item>
      </text:list>
      <text:p text:style-name="P3"><text:span text:style-name="T1">Esse software visa melhorar o processo de submissão dos relatórios parciais e finais de iniciação científica. Com a avaliação do projeto feito através da plataforma, cada usuário </text:span>terá<text:span text:style-name="T1"> um login único, podendo submeter os relatórios. Também deve permitir que o administrador defina o período de submissão.</text:span></text:p>
      <text:p text:style-name="P4"/>
      <text:p text:style-name="P7"><text:bookmark text:name="_xss94qqcj9jm"/>Requisitos</text:p>
      <text:p text:style-name="normal"><text:tab/><text:span text:style-name="T2">Requisitos Funcionais</text:span></text:p>
      <text:p text:style-name="P12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dentificação:</text:p>
          </table:table-cell>
          <table:table-cell table:style-name="Table1.B1" office:value-type="string">
            <text:p text:style-name="P5">RF-01</text:p>
          </table:table-cell>
        </table:table-row>
        <table:table-row>
          <table:table-cell table:style-name="Table1.A2" office:value-type="string">
            <text:p text:style-name="P5">Nome:</text:p>
          </table:table-cell>
          <table:table-cell table:style-name="Table1.B4" office:value-type="string">
            <text:p text:style-name="P6">Cadastro de <text:span text:style-name="T4">Aluno</text:span></text:p>
          </table:table-cell>
        </table:table-row>
        <table:table-row>
          <table:table-cell table:style-name="Table1.A2" office:value-type="string">
            <text:p text:style-name="P6">Data de Criação:</text:p>
          </table:table-cell>
          <table:table-cell table:style-name="Table1.B4" office:value-type="string">
            <text:p text:style-name="P6">22/07/<text:span text:style-name="T3">2019</text:span></text:p>
          </table:table-cell>
        </table:table-row>
        <table:table-row>
          <table:table-cell table:style-name="Table1.A2" office:value-type="string">
            <text:p text:style-name="P14">Criado por: </text:p>
          </table:table-cell>
          <table:table-cell table:style-name="Table1.B4" office:value-type="string">
            <text:p text:style-name="P14">Matheus Henrique Passos de Oliveira</text:p>
          </table:table-cell>
        </table:table-row>
        <table:table-row>
          <table:table-cell table:style-name="Table1.A2" office:value-type="string">
            <text:p text:style-name="P14">Responsável:</text:p>
          </table:table-cell>
          <table:table-cell table:style-name="Table1.B5" office:value-type="string">
            <text:p text:style-name="P14">Leonardo Emanuel Gonzaga dos Santos</text:p>
          </table:table-cell>
        </table:table-row>
        <table:table-row>
          <table:table-cell table:style-name="Table1.A6" table:number-columns-spanned="2" office:value-type="string">
            <text:p text:style-name="P15">Especificações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18"><text:span text:style-name="T4">Para se cadastrar o usuário deve fornecer os seguintes dados obrigatórios: </text:span></text:p>
            <text:list xml:id="list3752364390" text:style-name="L1">
              <text:list-item>
                <text:p text:style-name="P17">Número de Matrícula.</text:p>
              </text:list-item>
              <text:list-item>
                <text:p text:style-name="P17">Link do diretório de pesquisa em <text:span text:style-name="T5">que está cadastrado</text:span>.</text:p>
              </text:list-item>
            </text:list>
            <text:p text:style-name="P16"/>
          </table:table-cell>
          <table:covered-table-cell/>
        </table:table-row>
      </table:table>
      <text:p text:style-name="P12"/>
      <text:list xml:id="list1510405114" text:style-name="WWNum1">
        <text:list-item>
          <text:p text:style-name="P9">Orientando e Orientador</text:p>
          <text:list>
            <text:list-item>
              <text:p text:style-name="P10">Cadastro e Login de usuário.</text:p>
            </text:list-item>
            <text:list-item>
              <text:p text:style-name="P10">Alterar cadastro.</text:p>
            </text:list-item>
            <text:list-item>
              <text:p text:style-name="P10">Submissão do relatório.</text:p>
              <text:list>
                <text:list-item>
                  <text:p text:style-name="P11">Formulário.</text:p>
                </text:list-item>
                <text:list-item>
                  <text:p text:style-name="P11">Submissão de arquivos.</text:p>
                </text:list-item>
              </text:list>
            </text:list-item>
            <text:list-item>
              <text:p text:style-name="P10">Visualizar avaliação.</text:p>
            </text:list-item>
          </text:list>
        </text:list-item>
        <text:list-item>
          <text:p text:style-name="P9">Avaliador(es)</text:p>
          <text:list>
            <text:list-item>
              <text:p text:style-name="P10">Formulário de avaliação.</text:p>
            </text:list-item>
            <text:list-item>
              <text:p text:style-name="P10">Pontuação.</text:p>
            </text:list-item>
            <text:list-item>
              <text:p text:style-name="P10">Observações e sugestões.</text:p>
            </text:list-item>
          </text:list>
        </text:list-item>
        <text:list-item>
          <text:p text:style-name="P9">Administrador</text:p>
          <text:list>
            <text:list-item>
              <text:p text:style-name="P10">Desativar cadastro.</text:p>
            </text:list-item>
            <text:list-item>
              <text:p text:style-name="P10">Definir o período de submissão.</text:p>
            </text:list-item>
            <text:list-item>
              <text:p text:style-name="P10">Selecionar avaliadores.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8-14T19:28:52.061597436</dc:date>
    <meta:editing-duration>PT21M36S</meta:editing-duration>
    <meta:editing-cycles>6</meta:editing-cycles>
    <meta:document-statistic meta:table-count="1" meta:image-count="0" meta:object-count="0" meta:page-count="2" meta:paragraph-count="37" meta:word-count="171" meta:character-count="1144" meta:non-whitespace-character-count="1020"/>
  </office:meta>
</office:document-meta>
</file>